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>
      <number:day/>
      <number:text>.</number:text>
      <number:month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5" style:family="table-cell" style:parent-style-name="Default" style:data-style-name="N60">
      <style:text-properties style:font-weight-asian="normal"/>
    </style:style>
    <style:style style:name="ce6" style:family="table-cell" style:parent-style-name="Default" style:data-style-name="N60"/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=100P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>
            <text:p>I [mA]</text:p>
          </table:table-cell>
          <table:table-cell table:style-name="ce1" office:value-type="string">
            <text:p>F [MHz]</text:p>
          </table:table-cell>
          <table:table-cell table:style-name="ce1" office:value-type="string">
            <text:p>F0 [MHz]</text:p>
          </table:table-cell>
          <table:table-cell table:style-name="ce1" office:value-type="string">
            <text:p>delta f [MHz]</text:p>
          </table:table-cell>
          <table:table-cell table:style-name="ce3" office:value-type="string">
            <text:p>neE1</text:p>
          </table:table-cell>
          <table:table-cell table:style-name="ce3" office:value-type="string">
            <text:p>nee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6">
            <text:p>1,60</text:p>
          </table:table-cell>
          <table:table-cell table:style-name="ce2" office:value-type="float" office:value="12645.64">
            <text:p>12645,64</text:p>
          </table:table-cell>
          <table:table-cell table:style-name="ce2" office:value-type="float" office:value="12643.31">
            <text:p>12643,31</text:p>
          </table:table-cell>
          <table:table-cell table:style-name="ce2" table:formula="of:=[.C5]-[.D5]" office:value-type="float" office:value="2.32999999999993">
            <text:p>2,33</text:p>
          </table:table-cell>
          <table:table-cell table:formula="of:=0.4234*[.$L$36]*[.E5]*1000000*8*PI()*PI()*[.$L$33]*[.$L$35]*[.$C$63]*1000000*(1/([.$L$34]^2))" office:value-type="float" office:value="1.70099560903774E+016">
            <text:p>1,70E+016</text:p>
          </table:table-cell>
          <table:table-cell table:formula="of:=1.1*([.E5]/[.$D$63])*(4*PI()*PI()*9.1E-031*0.00000000000885*([.D5]^2))*(1/(1.602E-019)^2)*1000000000000" office:value-type="float" office:value="1.05024526613814E+017">
            <text:p>1,05E+017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4">
            <text:p>1,40</text:p>
          </table:table-cell>
          <table:table-cell table:style-name="ce2" office:value-type="float" office:value="12645">
            <text:p>12645,00</text:p>
          </table:table-cell>
          <table:table-cell table:style-name="ce2" office:value-type="float" office:value="12643.08">
            <text:p>12643,08</text:p>
          </table:table-cell>
          <table:table-cell table:style-name="ce2" table:formula="of:=[.C6]-[.D6]" office:value-type="float" office:value="1.92000000000007">
            <text:p>1,92</text:p>
          </table:table-cell>
          <table:table-cell table:formula="of:=0.4234*[.$L$36]*[.E6]*1000000*8*PI()*PI()*[.$L$33]*[.$L$35]*[.$C$63]*1000000*(1/([.$L$34]^2))" office:value-type="float" office:value="1.40167878512991E+016">
            <text:p>1,40E+016</text:p>
          </table:table-cell>
          <table:table-cell table:formula="of:=1.1*([.E6]/[.$D$63])*(4*PI()*PI()*9.1E-031*0.00000000000885*([.D6]^2))*(1/(1.602E-019)^2)*1000000000000" office:value-type="float" office:value="8.65406672376985E+016">
            <text:p>8,65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.2">
            <text:p>1,20</text:p>
          </table:table-cell>
          <table:table-cell table:style-name="ce2" office:value-type="float" office:value="12644.58">
            <text:p>12644,58</text:p>
          </table:table-cell>
          <table:table-cell table:style-name="ce2" office:value-type="float" office:value="12643.07">
            <text:p>12643,07</text:p>
          </table:table-cell>
          <table:table-cell table:style-name="ce2" table:formula="of:=[.C7]-[.D7]" office:value-type="float" office:value="1.51000000000022">
            <text:p>1,51</text:p>
          </table:table-cell>
          <table:table-cell table:formula="of:=0.4234*[.$L$36]*[.E7]*1000000*8*PI()*PI()*[.$L$33]*[.$L$35]*[.$C$63]*1000000*(1/([.$L$34]^2))" office:value-type="float" office:value="1.10236196122208E+016">
            <text:p>1,10E+016</text:p>
          </table:table-cell>
          <table:table-cell table:formula="of:=1.1*([.E7]/[.$D$63])*(4*PI()*PI()*9.1E-031*0.00000000000885*([.D7]^2))*(1/(1.602E-019)^2)*1000000000000" office:value-type="float" office:value="6.8060521256731E+016">
            <text:p>6,81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">
            <text:p>1,00</text:p>
          </table:table-cell>
          <table:table-cell table:style-name="ce2" office:value-type="float" office:value="12644.2">
            <text:p>12644,20</text:p>
          </table:table-cell>
          <table:table-cell table:style-name="ce2" office:value-type="float" office:value="12643.11">
            <text:p>12643,11</text:p>
          </table:table-cell>
          <table:table-cell table:style-name="ce2" table:formula="of:=[.C8]-[.D8]" office:value-type="float" office:value="1.09000000000015">
            <text:p>1,09</text:p>
          </table:table-cell>
          <table:table-cell table:formula="of:=0.4234*[.$L$36]*[.E8]*1000000*8*PI()*PI()*[.$L$33]*[.$L$35]*[.$C$63]*1000000*(1/([.$L$34]^2))" office:value-type="float" office:value="7.95744726974868E+015">
            <text:p>7,96E+015</text:p>
          </table:table-cell>
          <table:table-cell table:formula="of:=1.1*([.E8]/[.$D$63])*(4*PI()*PI()*9.1E-031*0.00000000000885*([.D8]^2))*(1/(1.602E-019)^2)*1000000000000" office:value-type="float" office:value="4.91300911178879E+016">
            <text:p>4,91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8">
            <text:p>0,80</text:p>
          </table:table-cell>
          <table:table-cell table:style-name="ce2" office:value-type="float" office:value="12643.95">
            <text:p>12643,95</text:p>
          </table:table-cell>
          <table:table-cell table:style-name="ce2" office:value-type="float" office:value="12643.07">
            <text:p>12643,07</text:p>
          </table:table-cell>
          <table:table-cell table:style-name="ce2" table:formula="of:=[.C9]-[.D9]" office:value-type="float" office:value="0.880000000001019">
            <text:p>0,88</text:p>
          </table:table-cell>
          <table:table-cell table:formula="of:=0.4234*[.$L$36]*[.E9]*1000000*8*PI()*PI()*[.$L$33]*[.$L$35]*[.$C$63]*1000000*(1/([.$L$34]^2))" office:value-type="float" office:value="6.42436109851927E+015">
            <text:p>6,42E+015</text:p>
          </table:table-cell>
          <table:table-cell table:formula="of:=1.1*([.E9]/[.$D$63])*(4*PI()*PI()*9.1E-031*0.00000000000885*([.D9]^2))*(1/(1.602E-019)^2)*1000000000000" office:value-type="float" office:value="3.96644097390622E+016">
            <text:p>3,97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6">
            <text:p>0,60</text:p>
          </table:table-cell>
          <table:table-cell table:style-name="ce2" office:value-type="float" office:value="12643.61">
            <text:p>12643,61</text:p>
          </table:table-cell>
          <table:table-cell table:style-name="ce2" office:value-type="float" office:value="12643.06">
            <text:p>12643,06</text:p>
          </table:table-cell>
          <table:table-cell table:style-name="ce2" table:formula="of:=[.C10]-[.D10]" office:value-type="float" office:value="0.550000000001091">
            <text:p>0,55</text:p>
          </table:table-cell>
          <table:table-cell table:formula="of:=0.4234*[.$L$36]*[.E10]*1000000*8*PI()*PI()*[.$L$33]*[.$L$35]*[.$C$63]*1000000*(1/([.$L$34]^2))" office:value-type="float" office:value="4.01522568657786E+015">
            <text:p>4,02E+015</text:p>
          </table:table-cell>
          <table:table-cell table:formula="of:=1.1*([.E10]/[.$D$63])*(4*PI()*PI()*9.1E-031*0.00000000000885*([.D10]^2))*(1/(1.602E-019)^2)*1000000000000" office:value-type="float" office:value="2.47902168713858E+016">
            <text:p>2,48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">
            <text:p>0,50</text:p>
          </table:table-cell>
          <table:table-cell table:style-name="ce2" office:value-type="float" office:value="12643.45">
            <text:p>12643,45</text:p>
          </table:table-cell>
          <table:table-cell table:style-name="ce2" office:value-type="float" office:value="12643.06">
            <text:p>12643,06</text:p>
          </table:table-cell>
          <table:table-cell table:style-name="ce2" table:formula="of:=[.C11]-[.D11]" office:value-type="float" office:value="0.390000000001237">
            <text:p>0,39</text:p>
          </table:table-cell>
          <table:table-cell table:formula="of:=0.4234*[.$L$36]*[.E11]*1000000*8*PI()*PI()*[.$L$33]*[.$L$35]*[.$C$63]*1000000*(1/([.$L$34]^2))" office:value-type="float" office:value="2.84716003230405E+015">
            <text:p>2,85E+015</text:p>
          </table:table-cell>
          <table:table-cell table:formula="of:=1.1*([.E11]/[.$D$63])*(4*PI()*PI()*9.1E-031*0.00000000000885*([.D11]^2))*(1/(1.602E-019)^2)*1000000000000" office:value-type="float" office:value="1.75785174179126E+016">
            <text:p>1,76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">
            <text:p>0,40</text:p>
          </table:table-cell>
          <table:table-cell table:style-name="ce2" office:value-type="float" office:value="12643.35">
            <text:p>12643,35</text:p>
          </table:table-cell>
          <table:table-cell table:style-name="ce2" office:value-type="float" office:value="12643.06">
            <text:p>12643,06</text:p>
          </table:table-cell>
          <table:table-cell table:style-name="ce2" table:formula="of:=[.C12]-[.D12]" office:value-type="float" office:value="0.290000000000873">
            <text:p>0,29</text:p>
          </table:table-cell>
          <table:table-cell table:formula="of:=0.4234*[.$L$36]*[.E12]*1000000*8*PI()*PI()*[.$L$33]*[.$L$35]*[.$C$63]*1000000*(1/([.$L$34]^2))" office:value-type="float" office:value="2.11711899837959E+015">
            <text:p>2,12E+015</text:p>
          </table:table-cell>
          <table:table-cell table:formula="of:=1.1*([.E12]/[.$D$63])*(4*PI()*PI()*9.1E-031*0.00000000000885*([.D12]^2))*(1/(1.602E-019)^2)*1000000000000" office:value-type="float" office:value="1.30712052594714E+016">
            <text:p>1,31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3">
            <text:p>0,30</text:p>
          </table:table-cell>
          <table:table-cell table:style-name="ce2" office:value-type="float" office:value="12643.26">
            <text:p>12643,26</text:p>
          </table:table-cell>
          <table:table-cell table:style-name="ce2" office:value-type="float" office:value="12643.06">
            <text:p>12643,06</text:p>
          </table:table-cell>
          <table:table-cell table:style-name="ce2" table:formula="of:=[.C13]-[.D13]" office:value-type="float" office:value="0.200000000000728">
            <text:p>0,20</text:p>
          </table:table-cell>
          <table:table-cell table:formula="of:=0.4234*[.$L$36]*[.E13]*1000000*8*PI()*PI()*[.$L$33]*[.$L$35]*[.$C$63]*1000000*(1/([.$L$34]^2))" office:value-type="float" office:value="1.46008206784891E+015">
            <text:p>1,46E+015</text:p>
          </table:table-cell>
          <table:table-cell table:formula="of:=1.1*([.E13]/[.$D$63])*(4*PI()*PI()*9.1E-031*0.00000000000885*([.D13]^2))*(1/(1.602E-019)^2)*1000000000000" office:value-type="float" office:value="9.01462431688248E+015">
            <text:p>9,01E+01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">
            <text:p>0,20</text:p>
          </table:table-cell>
          <table:table-cell table:style-name="ce2" office:value-type="float" office:value="12643.15">
            <text:p>12643,15</text:p>
          </table:table-cell>
          <table:table-cell table:style-name="ce2" office:value-type="float" office:value="12643.05">
            <text:p>12643,05</text:p>
          </table:table-cell>
          <table:table-cell table:style-name="ce2" table:formula="of:=[.C14]-[.D14]" office:value-type="float" office:value="0.100000000000364">
            <text:p>0,10</text:p>
          </table:table-cell>
          <table:table-cell table:formula="of:=0.4234*[.$L$36]*[.E14]*1000000*8*PI()*PI()*[.$L$33]*[.$L$35]*[.$C$63]*1000000*(1/([.$L$34]^2))" office:value-type="float" office:value="730041033924455">
            <text:p>7,30E+014</text:p>
          </table:table-cell>
          <table:table-cell table:formula="of:=1.1*([.E14]/[.$D$63])*(4*PI()*PI()*9.1E-031*0.00000000000885*([.D14]^2))*(1/(1.602E-019)^2)*1000000000000" office:value-type="float" office:value="4.50730502834714E+015">
            <text:p>4,51E+01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">
            <text:p>0,10</text:p>
          </table:table-cell>
          <table:table-cell table:style-name="ce2" office:value-type="float" office:value="12643.04">
            <text:p>12643,04</text:p>
          </table:table-cell>
          <table:table-cell table:style-name="ce2" office:value-type="float" office:value="12643">
            <text:p>12643,00</text:p>
          </table:table-cell>
          <table:table-cell table:style-name="ce2" table:formula="of:=[.C15]-[.D15]" office:value-type="float" office:value="0.0400000000008731">
            <text:p>0,04</text:p>
          </table:table-cell>
          <table:table-cell table:formula="of:=0.4234*[.$L$36]*[.E15]*1000000*8*PI()*PI()*[.$L$33]*[.$L$35]*[.$C$63]*1000000*(1/([.$L$34]^2))" office:value-type="float" office:value="292016413575094">
            <text:p>2,92E+014</text:p>
          </table:table-cell>
          <table:table-cell table:formula="of:=1.1*([.E15]/[.$D$63])*(4*PI()*PI()*9.1E-031*0.00000000000885*([.D15]^2))*(1/(1.602E-019)^2)*1000000000000" office:value-type="float" office:value="1.80290775121729E+015">
            <text:p>1,80E+0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5:.D15])" office:value-type="float" office:value="12643.0845454545">
            <text:p>12643,0845454545</text:p>
          </table:table-cell>
          <table:table-cell/>
          <table:table-cell table:style-name="ce5" table:number-columns-repeated="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=50Pa</text:p>
          </table:table-cell>
          <table:table-cell table:number-columns-repeated="2"/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>
            <text:p>I [mA]</text:p>
          </table:table-cell>
          <table:table-cell table:style-name="ce1" office:value-type="string">
            <text:p>F [MHz]</text:p>
          </table:table-cell>
          <table:table-cell table:style-name="ce1" office:value-type="string">
            <text:p>F0 [MHz]</text:p>
          </table:table-cell>
          <table:table-cell table:style-name="ce1" office:value-type="string">
            <text:p>delta f [MHz]</text:p>
          </table:table-cell>
          <table:table-cell office:value-type="string">
            <text:p>neE1</text:p>
          </table:table-cell>
          <table:table-cell office:value-type="string">
            <text:p>nee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6">
            <text:p>0,60</text:p>
          </table:table-cell>
          <table:table-cell table:style-name="ce2" office:value-type="float" office:value="12644.52">
            <text:p>12644,52</text:p>
          </table:table-cell>
          <table:table-cell table:style-name="ce2" office:value-type="float" office:value="12643.6">
            <text:p>12643,60</text:p>
          </table:table-cell>
          <table:table-cell table:style-name="ce2" table:formula="of:=[.C22]-[.D22]" office:value-type="float" office:value="0.920000000000073">
            <text:p>0,92</text:p>
          </table:table-cell>
          <table:table-cell table:formula="of:=0.4234*[.$L$36]*[.E22]*1000000*8*PI()*PI()*[.$L$33]*[.$L$35]*[.$D$37]*1000000*(1/[.$L$34]^2)" office:value-type="float" office:value="6.87087985866427E+015">
            <text:p>6,87E+015</text:p>
          </table:table-cell>
          <table:table-cell table:formula="of:=1.1*([.E22]/[.$D$63])*(4*PI()*PI()*9.1E-031*0.00000000000885*([.D22]^2))*(1/(1.602E-019)^2)*1000000000000" office:value-type="float" office:value="4.14708141653083E+016">
            <text:p>4,15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56">
            <text:p>0,56</text:p>
          </table:table-cell>
          <table:table-cell table:style-name="ce2" office:value-type="float" office:value="12644.42">
            <text:p>12644,42</text:p>
          </table:table-cell>
          <table:table-cell table:style-name="ce2" office:value-type="float" office:value="12643.62">
            <text:p>12643,62</text:p>
          </table:table-cell>
          <table:table-cell table:style-name="ce2" table:formula="of:=[.C23]-[.D23]" office:value-type="float" office:value="0.799999999999272">
            <text:p>0,80</text:p>
          </table:table-cell>
          <table:table-cell table:formula="of:=0.4234*[.$L$36]*[.E23]*1000000*8*PI()*PI()*[.$L$33]*[.$L$35]*[.$D$37]*1000000*(1/[.$L$34]^2)" office:value-type="float" office:value="5.97467813796303E+015">
            <text:p>5,97E+015</text:p>
          </table:table-cell>
          <table:table-cell table:formula="of:=1.1*([.E23]/[.$D$63])*(4*PI()*PI()*9.1E-031*0.00000000000885*([.D23]^2))*(1/(1.602E-019)^2)*1000000000000" office:value-type="float" office:value="3.60616916215285E+016">
            <text:p>3,61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8">
            <text:p>0,48</text:p>
          </table:table-cell>
          <table:table-cell table:style-name="ce2" office:value-type="float" office:value="12644.35">
            <text:p>12644,35</text:p>
          </table:table-cell>
          <table:table-cell table:style-name="ce2" office:value-type="float" office:value="12643.62">
            <text:p>12643,62</text:p>
          </table:table-cell>
          <table:table-cell table:style-name="ce2" table:formula="of:=[.C24]-[.D24]" office:value-type="float" office:value="0.729999999999563">
            <text:p>0,73</text:p>
          </table:table-cell>
          <table:table-cell table:formula="of:=0.4234*[.$L$36]*[.E24]*1000000*8*PI()*PI()*[.$L$33]*[.$L$35]*[.$D$37]*1000000*(1/[.$L$34]^2)" office:value-type="float" office:value="5.45189380089296E+015">
            <text:p>5,45E+015</text:p>
          </table:table-cell>
          <table:table-cell table:formula="of:=1.1*([.E24]/[.$D$63])*(4*PI()*PI()*9.1E-031*0.00000000000885*([.D24]^2))*(1/(1.602E-019)^2)*1000000000000" office:value-type="float" office:value="3.2906293604655E+016">
            <text:p>3,29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42">
            <text:p>0,42</text:p>
          </table:table-cell>
          <table:table-cell table:style-name="ce2" office:value-type="float" office:value="12644.24">
            <text:p>12644,24</text:p>
          </table:table-cell>
          <table:table-cell table:style-name="ce2" office:value-type="float" office:value="12643.64">
            <text:p>12643,64</text:p>
          </table:table-cell>
          <table:table-cell table:style-name="ce2" table:formula="of:=[.C25]-[.D25]" office:value-type="float" office:value="0.600000000000364">
            <text:p>0,60</text:p>
          </table:table-cell>
          <table:table-cell table:formula="of:=0.4234*[.$L$36]*[.E25]*1000000*8*PI()*PI()*[.$L$33]*[.$L$35]*[.$D$37]*1000000*(1/[.$L$34]^2)" office:value-type="float" office:value="4.48100860347906E+015">
            <text:p>4,48E+015</text:p>
          </table:table-cell>
          <table:table-cell table:formula="of:=1.1*([.E25]/[.$D$63])*(4*PI()*PI()*9.1E-031*0.00000000000885*([.D25]^2))*(1/(1.602E-019)^2)*1000000000000" office:value-type="float" office:value="2.70463542812079E+016">
            <text:p>2,70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36">
            <text:p>0,36</text:p>
          </table:table-cell>
          <table:table-cell table:style-name="ce2" office:value-type="float" office:value="12644.11">
            <text:p>12644,11</text:p>
          </table:table-cell>
          <table:table-cell table:style-name="ce2" office:value-type="float" office:value="12643.61">
            <text:p>12643,61</text:p>
          </table:table-cell>
          <table:table-cell table:style-name="ce2" table:formula="of:=[.C26]-[.D26]" office:value-type="float" office:value="0.5">
            <text:p>0,50</text:p>
          </table:table-cell>
          <table:table-cell table:formula="of:=0.4234*[.$L$36]*[.E26]*1000000*8*PI()*PI()*[.$L$33]*[.$L$35]*[.$D$37]*1000000*(1/[.$L$34]^2)" office:value-type="float" office:value="3.73417383623029E+015">
            <text:p>3,73E+015</text:p>
          </table:table-cell>
          <table:table-cell table:formula="of:=1.1*([.E26]/[.$D$63])*(4*PI()*PI()*9.1E-031*0.00000000000885*([.D26]^2))*(1/(1.602E-019)^2)*1000000000000" office:value-type="float" office:value="2.25385216114263E+016">
            <text:p>2,25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3">
            <text:p>0,30</text:p>
          </table:table-cell>
          <table:table-cell table:style-name="ce2" office:value-type="float" office:value="12644.02">
            <text:p>12644,02</text:p>
          </table:table-cell>
          <table:table-cell table:style-name="ce2" office:value-type="float" office:value="12643.62">
            <text:p>12643,62</text:p>
          </table:table-cell>
          <table:table-cell table:style-name="ce2" table:formula="of:=[.C27]-[.D27]" office:value-type="float" office:value="0.399999999999636">
            <text:p>0,40</text:p>
          </table:table-cell>
          <table:table-cell table:formula="of:=0.4234*[.$L$36]*[.E27]*1000000*8*PI()*PI()*[.$L$33]*[.$L$35]*[.$D$37]*1000000*(1/[.$L$34]^2)" office:value-type="float" office:value="2.98733906898151E+015">
            <text:p>2,99E+015</text:p>
          </table:table-cell>
          <table:table-cell table:formula="of:=1.1*([.E27]/[.$D$63])*(4*PI()*PI()*9.1E-031*0.00000000000885*([.D27]^2))*(1/(1.602E-019)^2)*1000000000000" office:value-type="float" office:value="1.80308458107643E+016">
            <text:p>1,80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24">
            <text:p>0,24</text:p>
          </table:table-cell>
          <table:table-cell table:style-name="ce2" office:value-type="float" office:value="12643.93">
            <text:p>12643,93</text:p>
          </table:table-cell>
          <table:table-cell table:style-name="ce2" office:value-type="float" office:value="12643.63">
            <text:p>12643,63</text:p>
          </table:table-cell>
          <table:table-cell table:style-name="ce2" table:formula="of:=[.C28]-[.D28]" office:value-type="float" office:value="0.300000000001091">
            <text:p>0,30</text:p>
          </table:table-cell>
          <table:table-cell table:formula="of:=0.4234*[.$L$36]*[.E28]*1000000*8*PI()*PI()*[.$L$33]*[.$L$35]*[.$D$37]*1000000*(1/[.$L$34]^2)" office:value-type="float" office:value="2.24050430174632E+015">
            <text:p>2,24E+015</text:p>
          </table:table-cell>
          <table:table-cell table:formula="of:=1.1*([.E28]/[.$D$63])*(4*PI()*PI()*9.1E-031*0.00000000000885*([.D28]^2))*(1/(1.602E-019)^2)*1000000000000" office:value-type="float" office:value="1.35231557493814E+016">
            <text:p>1,35E+01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8">
            <text:p>0,18</text:p>
          </table:table-cell>
          <table:table-cell table:style-name="ce2" office:value-type="float" office:value="12643.82">
            <text:p>12643,82</text:p>
          </table:table-cell>
          <table:table-cell table:style-name="ce2" office:value-type="float" office:value="12643.64">
            <text:p>12643,64</text:p>
          </table:table-cell>
          <table:table-cell table:style-name="ce2" table:formula="of:=[.C29]-[.D29]" office:value-type="float" office:value="0.180000000000291">
            <text:p>0,18</text:p>
          </table:table-cell>
          <table:table-cell table:formula="of:=0.4234*[.$L$36]*[.E29]*1000000*8*PI()*PI()*[.$L$33]*[.$L$35]*[.$D$37]*1000000*(1/[.$L$34]^2)" office:value-type="float" office:value="1.34430258104508E+015">
            <text:p>1,34E+015</text:p>
          </table:table-cell>
          <table:table-cell table:formula="of:=1.1*([.E29]/[.$D$63])*(4*PI()*PI()*9.1E-031*0.00000000000885*([.D29]^2))*(1/(1.602E-019)^2)*1000000000000" office:value-type="float" office:value="8.11390628437056E+015">
            <text:p>8,11E+01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12">
            <text:p>0,12</text:p>
          </table:table-cell>
          <table:table-cell table:style-name="ce2" office:value-type="float" office:value="12643.73">
            <text:p>12643,73</text:p>
          </table:table-cell>
          <table:table-cell table:style-name="ce2" office:value-type="float" office:value="12643.63">
            <text:p>12643,63</text:p>
          </table:table-cell>
          <table:table-cell table:style-name="ce2" table:formula="of:=[.C30]-[.D30]" office:value-type="float" office:value="0.100000000000364">
            <text:p>0,10</text:p>
          </table:table-cell>
          <table:table-cell table:formula="of:=0.4234*[.$L$36]*[.E30]*1000000*8*PI()*PI()*[.$L$33]*[.$L$35]*[.$D$37]*1000000*(1/[.$L$34]^2)" office:value-type="float" office:value="746834767248775">
            <text:p>7,47E+014</text:p>
          </table:table-cell>
          <table:table-cell table:formula="of:=1.1*([.E30]/[.$D$63])*(4*PI()*PI()*9.1E-031*0.00000000000885*([.D30]^2))*(1/(1.602E-019)^2)*1000000000000" office:value-type="float" office:value="4.50771858312712E+015">
            <text:p>4,51E+01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.06">
            <text:p>0,06</text:p>
          </table:table-cell>
          <table:table-cell table:style-name="ce2" office:value-type="float" office:value="12643.69">
            <text:p>12643,69</text:p>
          </table:table-cell>
          <table:table-cell table:style-name="ce2" office:value-type="float" office:value="12643.65">
            <text:p>12643,65</text:p>
          </table:table-cell>
          <table:table-cell table:style-name="ce2" table:formula="of:=[.C31]-[.D31]" office:value-type="float" office:value="0.0400000000008731">
            <text:p>0,04</text:p>
          </table:table-cell>
          <table:table-cell table:formula="of:=0.4234*[.$L$36]*[.E31]*1000000*8*PI()*PI()*[.$L$33]*[.$L$35]*[.$D$37]*1000000*(1/[.$L$34]^2)" office:value-type="float" office:value="298733906904944">
            <text:p>2,99E+014</text:p>
          </table:table-cell>
          <table:table-cell table:formula="of:=1.1*([.E31]/[.$D$63])*(4*PI()*PI()*9.1E-031*0.00000000000885*([.D31]^2))*(1/(1.602E-019)^2)*1000000000000" office:value-type="float" office:value="1.80309313762286E+015">
            <text:p>1,80E+01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5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3"/>
          <table:table-cell office:value-type="string">
            <text:p>epsilon0</text:p>
          </table:table-cell>
          <table:table-cell table:style-name="ce6" office:value-type="float" office:value="0.00000000000885">
            <text:p>8,85E-012</text:p>
          </table:table-cell>
        </table:table-row>
        <table:table-row table:style-name="ro2">
          <table:table-cell table:number-columns-repeated="2"/>
          <table:table-cell office:value-type="string">
            <text:p>p=200Pa</text:p>
          </table:table-cell>
          <table:table-cell table:number-columns-repeated="2"/>
          <table:table-cell table:style-name="ce5" table:number-columns-repeated="2"/>
          <table:table-cell table:number-columns-repeated="3"/>
          <table:table-cell office:value-type="string">
            <text:p>elementry charge</text:p>
          </table:table-cell>
          <table:table-cell table:style-name="ce6" office:value-type="float" office:value="1.602E-019">
            <text:p>1,60E-019</text:p>
          </table:table-cell>
        </table:table-row>
        <table:table-row table:style-name="ro2">
          <table:table-cell table:number-columns-repeated="5"/>
          <table:table-cell table:style-name="ce5" table:number-columns-repeated="2"/>
          <table:table-cell table:number-columns-repeated="3"/>
          <table:table-cell office:value-type="string">
            <text:p>electron mass</text:p>
          </table:table-cell>
          <table:table-cell table:style-name="ce6" office:value-type="float" office:value="9.109E-031">
            <text:p>9,11E-031</text:p>
          </table:table-cell>
        </table:table-row>
        <table:table-row table:style-name="ro2">
          <table:table-cell/>
          <table:table-cell table:style-name="ce1" office:value-type="string">
            <text:p>I [mA]</text:p>
          </table:table-cell>
          <table:table-cell table:style-name="ce1" office:value-type="string">
            <text:p>F [MHz]</text:p>
          </table:table-cell>
          <table:table-cell table:style-name="ce1" office:value-type="string">
            <text:p>F0 [MHz]</text:p>
          </table:table-cell>
          <table:table-cell table:style-name="ce1" office:value-type="string">
            <text:p>delta f [MHz]</text:p>
          </table:table-cell>
          <table:table-cell office:value-type="string">
            <text:p>neE1</text:p>
          </table:table-cell>
          <table:table-cell office:value-type="string">
            <text:p>nee2</text:p>
          </table:table-cell>
          <table:table-cell table:number-columns-repeated="3"/>
          <table:table-cell office:value-type="string">
            <text:p>(r/r)^2</text:p>
          </table:table-cell>
          <table:table-cell office:value-type="float" office:value="56.25">
            <text:p>56,25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644.39">
            <text:p>12644,39</text:p>
          </table:table-cell>
          <table:table-cell table:style-name="ce1" office:value-type="float" office:value="12643.65">
            <text:p>12643,65</text:p>
          </table:table-cell>
          <table:table-cell table:style-name="ce1" table:formula="of:=[.C37]-[.D37]" office:value-type="float" office:value="0.739999999999782">
            <text:p>0,74</text:p>
          </table:table-cell>
          <table:table-cell table:formula="of:=0.4234*[.$L$36]*[.E37]*1000000*8*PI()*PI()*[.$L$33]*[.$L$35]*[.$D$37]*1000000*(1/[.$L$34]^2)" office:value-type="float" office:value="5.5265772776192E+015">
            <text:p>5,53E+015</text:p>
          </table:table-cell>
          <table:table-cell table:formula="of:=1.1*([.E37]/[.$D$63])*(4*PI()*PI()*9.1E-031*0.00000000000885*([.D37]^2))*(1/(1.602E-019)^2)*1000000000000" office:value-type="float" office:value="3.33572230452849E+016">
            <text:p>3,34E+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7">
            <text:p>2,7</text:p>
          </table:table-cell>
          <table:table-cell table:style-name="ce1" office:value-type="float" office:value="12644.13">
            <text:p>12644,13</text:p>
          </table:table-cell>
          <table:table-cell table:style-name="ce1" office:value-type="float" office:value="12643.57">
            <text:p>12643,57</text:p>
          </table:table-cell>
          <table:table-cell table:style-name="ce1" table:formula="of:=[.C38]-[.D38]" office:value-type="float" office:value="0.559999999999491">
            <text:p>0,56</text:p>
          </table:table-cell>
          <table:table-cell table:formula="of:=0.4234*[.$L$36]*[.E38]*1000000*8*PI()*PI()*[.$L$33]*[.$L$35]*[.$D$37]*1000000*(1/[.$L$34]^2)" office:value-type="float" office:value="4.18227469657412E+015">
            <text:p>4,18E+015</text:p>
          </table:table-cell>
          <table:table-cell table:formula="of:=1.1*([.E38]/[.$D$63])*(4*PI()*PI()*9.1E-031*0.00000000000885*([.D38]^2))*(1/(1.602E-019)^2)*1000000000000" office:value-type="float" office:value="2.52429844839082E+016">
            <text:p>2,52E+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">
            <text:p>2,4</text:p>
          </table:table-cell>
          <table:table-cell table:style-name="ce1" office:value-type="float" office:value="12644">
            <text:p>12644</text:p>
          </table:table-cell>
          <table:table-cell table:style-name="ce1" office:value-type="float" office:value="12643.54">
            <text:p>12643,54</text:p>
          </table:table-cell>
          <table:table-cell table:style-name="ce1" table:formula="of:=[.C39]-[.D39]" office:value-type="float" office:value="0.459999999999127">
            <text:p>0,46</text:p>
          </table:table-cell>
          <table:table-cell table:formula="of:=0.4234*[.$L$36]*[.E39]*1000000*8*PI()*PI()*[.$L$33]*[.$L$35]*[.$D$37]*1000000*(1/[.$L$34]^2)" office:value-type="float" office:value="3.43543992932534E+015">
            <text:p>3,44E+015</text:p>
          </table:table-cell>
          <table:table-cell table:formula="of:=1.1*([.E39]/[.$D$63])*(4*PI()*PI()*9.1E-031*0.00000000000885*([.D39]^2))*(1/(1.602E-019)^2)*1000000000000" office:value-type="float" office:value="2.07352102839999E+016">
            <text:p>2,07E+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1">
            <text:p>2,1</text:p>
          </table:table-cell>
          <table:table-cell table:style-name="ce1" office:value-type="float" office:value="12643.78">
            <text:p>12643,78</text:p>
          </table:table-cell>
          <table:table-cell table:style-name="ce1" office:value-type="float" office:value="12643.43">
            <text:p>12643,43</text:p>
          </table:table-cell>
          <table:table-cell table:style-name="ce1" table:formula="of:=[.C40]-[.D40]" office:value-type="float" office:value="0.350000000000364">
            <text:p>0,35</text:p>
          </table:table-cell>
          <table:table-cell table:formula="of:=0.4234*[.$L$36]*[.E40]*1000000*8*PI()*PI()*[.$L$33]*[.$L$35]*[.$D$37]*1000000*(1/[.$L$34]^2)" office:value-type="float" office:value="2.61392168536392E+015">
            <text:p>2,61E+015</text:p>
          </table:table-cell>
          <table:table-cell table:formula="of:=1.1*([.E40]/[.$D$63])*(4*PI()*PI()*9.1E-031*0.00000000000885*([.D40]^2))*(1/(1.602E-019)^2)*1000000000000" office:value-type="float" office:value="1.57765159155654E+016">
            <text:p>1,58E+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">
            <text:p>1,8</text:p>
          </table:table-cell>
          <table:table-cell table:style-name="ce1" office:value-type="float" office:value="12643.85">
            <text:p>12643,85</text:p>
          </table:table-cell>
          <table:table-cell table:style-name="ce1" office:value-type="float" office:value="12643.62">
            <text:p>12643,62</text:p>
          </table:table-cell>
          <table:table-cell table:style-name="ce1" table:formula="of:=[.C41]-[.D41]" office:value-type="float" office:value="0.229999999999563">
            <text:p>0,23</text:p>
          </table:table-cell>
          <table:table-cell table:formula="of:=0.4234*[.$L$36]*[.E41]*1000000*8*PI()*PI()*[.$L$33]*[.$L$35]*[.$D$37]*1000000*(1/[.$L$34]^2)" office:value-type="float" office:value="1.71771996466267E+015">
            <text:p>1,72E+015</text:p>
          </table:table-cell>
          <table:table-cell table:formula="of:=1.1*([.E41]/[.$D$63])*(4*PI()*PI()*9.1E-031*0.00000000000885*([.D41]^2))*(1/(1.602E-019)^2)*1000000000000" office:value-type="float" office:value="1.03677363411792E+016">
            <text:p>1,04E+0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">
            <text:p>1,5</text:p>
          </table:table-cell>
          <table:table-cell table:style-name="ce1" office:value-type="float" office:value="12644.35">
            <text:p>12644,35</text:p>
          </table:table-cell>
          <table:table-cell table:style-name="ce1" office:value-type="float" office:value="12644.17">
            <text:p>12644,17</text:p>
          </table:table-cell>
          <table:table-cell table:style-name="ce1" table:formula="of:=[.C42]-[.D42]" office:value-type="float" office:value="0.180000000000291">
            <text:p>0,18</text:p>
          </table:table-cell>
          <table:table-cell table:formula="of:=0.4234*[.$L$36]*[.E42]*1000000*8*PI()*PI()*[.$L$33]*[.$L$35]*[.$D$37]*1000000*(1/[.$L$34]^2)" office:value-type="float" office:value="1.34430258104508E+015">
            <text:p>1,34E+015</text:p>
          </table:table-cell>
          <table:table-cell table:formula="of:=1.1*([.E42]/[.$D$63])*(4*PI()*PI()*9.1E-031*0.00000000000885*([.D42]^2))*(1/(1.602E-019)^2)*1000000000000" office:value-type="float" office:value="8.11458654107873E+015">
            <text:p>8,11E+0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">
            <text:p>1,2</text:p>
          </table:table-cell>
          <table:table-cell table:style-name="ce1" office:value-type="float" office:value="12644.5">
            <text:p>12644,5</text:p>
          </table:table-cell>
          <table:table-cell table:style-name="ce1" office:value-type="float" office:value="12644.35">
            <text:p>12644,35</text:p>
          </table:table-cell>
          <table:table-cell table:style-name="ce1" table:formula="of:=[.C43]-[.D43]" office:value-type="float" office:value="0.149999999999636">
            <text:p>0,15</text:p>
          </table:table-cell>
          <table:table-cell table:formula="of:=0.4234*[.$L$36]*[.E43]*1000000*8*PI()*PI()*[.$L$33]*[.$L$35]*[.$D$37]*1000000*(1/[.$L$34]^2)" office:value-type="float" office:value="1.12025215086637E+015">
            <text:p>1,12E+015</text:p>
          </table:table-cell>
          <table:table-cell table:formula="of:=1.1*([.E43]/[.$D$63])*(4*PI()*PI()*9.1E-031*0.00000000000885*([.D43]^2))*(1/(1.602E-019)^2)*1000000000000" office:value-type="float" office:value="6.76234798176055E+015">
            <text:p>6,76E+0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">
            <text:p>0,9</text:p>
          </table:table-cell>
          <table:table-cell table:style-name="ce1" office:value-type="float" office:value="12644.42">
            <text:p>12644,42</text:p>
          </table:table-cell>
          <table:table-cell table:style-name="ce1" office:value-type="float" office:value="12644.31">
            <text:p>12644,31</text:p>
          </table:table-cell>
          <table:table-cell table:style-name="ce1" table:formula="of:=[.C44]-[.D44]" office:value-type="float" office:value="0.110000000000582">
            <text:p>0,11</text:p>
          </table:table-cell>
          <table:table-cell table:formula="of:=0.4234*[.$L$36]*[.E44]*1000000*8*PI()*PI()*[.$L$33]*[.$L$35]*[.$D$37]*1000000*(1/[.$L$34]^2)" office:value-type="float" office:value="821518243975011">
            <text:p>8,22E+014</text:p>
          </table:table-cell>
          <table:table-cell table:formula="of:=1.1*([.E44]/[.$D$63])*(4*PI()*PI()*9.1E-031*0.00000000000885*([.D44]^2))*(1/(1.602E-019)^2)*1000000000000" office:value-type="float" office:value="4.95902381108485E+015">
            <text:p>4,96E+0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6">
            <text:p>0,6</text:p>
          </table:table-cell>
          <table:table-cell table:style-name="ce1" office:value-type="float" office:value="12644.35">
            <text:p>12644,35</text:p>
          </table:table-cell>
          <table:table-cell table:style-name="ce1" office:value-type="float" office:value="12644.27">
            <text:p>12644,27</text:p>
          </table:table-cell>
          <table:table-cell table:style-name="ce1" table:formula="of:=[.C45]-[.D45]" office:value-type="float" office:value="0.0799999999999272">
            <text:p>0,08</text:p>
          </table:table-cell>
          <table:table-cell table:formula="of:=0.4234*[.$L$36]*[.E45]*1000000*8*PI()*PI()*[.$L$33]*[.$L$35]*[.$D$37]*1000000*(1/[.$L$34]^2)" office:value-type="float" office:value="597467813796303">
            <text:p>5,97E+014</text:p>
          </table:table-cell>
          <table:table-cell table:formula="of:=1.1*([.E45]/[.$D$63])*(4*PI()*PI()*9.1E-031*0.00000000000885*([.D45]^2))*(1/(1.602E-019)^2)*1000000000000" office:value-type="float" office:value="3.60653995314584E+015">
            <text:p>3,61E+015</text:p>
          </table:table-cell>
          <table:table-cell table:number-columns-repeated="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teflon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F [MHz]</text:p>
          </table:table-cell>
          <table:table-cell office:value-type="string">
            <text:p>F0 [MHz]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0.96">
            <text:p>12310,96</text:p>
          </table:table-cell>
          <table:table-cell office:value-type="float" office:value="12359.34">
            <text:p>12359,34</text:p>
          </table:table-cell>
          <table:table-cell table:formula="of:=[.C53]-[.B53]" office:value-type="float" office:value="48.380000000001">
            <text:p>48,38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0.99">
            <text:p>12310,99</text:p>
          </table:table-cell>
          <table:table-cell office:value-type="float" office:value="12359.38">
            <text:p>12359,38</text:p>
          </table:table-cell>
          <table:table-cell table:formula="of:=[.C54]-[.B54]" office:value-type="float" office:value="48.3899999999994">
            <text:p>48,3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1.11">
            <text:p>12311,11</text:p>
          </table:table-cell>
          <table:table-cell office:value-type="float" office:value="12359.35">
            <text:p>12359,35</text:p>
          </table:table-cell>
          <table:table-cell table:formula="of:=[.C55]-[.B55]" office:value-type="float" office:value="48.2399999999998">
            <text:p>48,24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1.12">
            <text:p>12311,12</text:p>
          </table:table-cell>
          <table:table-cell office:value-type="float" office:value="12359.34">
            <text:p>12359,34</text:p>
          </table:table-cell>
          <table:table-cell table:formula="of:=[.C56]-[.B56]" office:value-type="float" office:value="48.2199999999993">
            <text:p>48,2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1.02">
            <text:p>12311,02</text:p>
          </table:table-cell>
          <table:table-cell office:value-type="float" office:value="12359.33">
            <text:p>12359,33</text:p>
          </table:table-cell>
          <table:table-cell table:formula="of:=[.C57]-[.B57]" office:value-type="float" office:value="48.3099999999995">
            <text:p>48,31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0.96">
            <text:p>12310,96</text:p>
          </table:table-cell>
          <table:table-cell office:value-type="float" office:value="12359.3">
            <text:p>12359,3</text:p>
          </table:table-cell>
          <table:table-cell table:formula="of:=[.C58]-[.B58]" office:value-type="float" office:value="48.3400000000002">
            <text:p>48,34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0.95">
            <text:p>12310,95</text:p>
          </table:table-cell>
          <table:table-cell office:value-type="float" office:value="12359.34">
            <text:p>12359,34</text:p>
          </table:table-cell>
          <table:table-cell table:formula="of:=[.C59]-[.B59]" office:value-type="float" office:value="48.3899999999994">
            <text:p>48,3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1.02">
            <text:p>12311,02</text:p>
          </table:table-cell>
          <table:table-cell office:value-type="float" office:value="12359.31">
            <text:p>12359,31</text:p>
          </table:table-cell>
          <table:table-cell table:formula="of:=[.C60]-[.B60]" office:value-type="float" office:value="48.2899999999991">
            <text:p>48,2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0.97">
            <text:p>12310,97</text:p>
          </table:table-cell>
          <table:table-cell office:value-type="float" office:value="12359.34">
            <text:p>12359,34</text:p>
          </table:table-cell>
          <table:table-cell table:formula="of:=[.C61]-[.B61]" office:value-type="float" office:value="48.3700000000008">
            <text:p>48,3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12311">
            <text:p>12311</text:p>
          </table:table-cell>
          <table:table-cell office:value-type="float" office:value="12359.35">
            <text:p>12359,35</text:p>
          </table:table-cell>
          <table:table-cell table:formula="of:=[.C62]-[.B62]" office:value-type="float" office:value="48.3500000000004">
            <text:p>48,3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AVERAGE([.C53:.C62])" office:value-type="float" office:value="12359.338">
            <text:p>12359,338</text:p>
          </table:table-cell>
          <table:table-cell table:formula="of:=AVERAGE([.D53:.D62])" office:value-type="float" office:value="48.3279999999999">
            <text:p>48,328</text:p>
          </table:table-cell>
          <table:table-cell table:formula="of:=STDEV([.D53:.D62])" office:value-type="float" office:value="0.061427463999165">
            <text:p>0,061427464</text:p>
          </table:table-cell>
          <table:table-cell table:style-name="Default"/>
          <table:table-cell table:style-name="Default" table:formula="of:=([.D63]/[.C63])*370" office:value-type="float" office:value="1.44678946396643">
            <text:p>1,446789464</text:p>
          </table:table-cell>
          <table:table-cell table:number-columns-repeated="5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scientific-number number:decimal-places="3" number:min-integer-digits="1" number:min-exponent-digits="2"/>
    </number:number-style>
    <number:number-style style:name="N112">
      <number:scientific-number number:decimal-places="3" number:min-integer-digits="1" number:min-exponent-digits="3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.04.2012</text:date>, <text:time>18:26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4-07T08:30:05</meta:creation-date>
    <dc:date>2012-04-14T18:26:38</dc:date>
    <dc:creator>Paulie </dc:creator>
    <meta:editing-duration>PT15H48M1S</meta:editing-duration>
    <meta:editing-cycles>22</meta:editing-cycles>
    <meta:generator>LibreOffice/3.4$Linux LibreOffice_project/340m1$Build-502</meta:generator>
    <meta:document-statistic meta:table-count="3" meta:cell-count="247" meta:object-count="0"/>
  </office:meta>
</office:document-meta>
</file>